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27.25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17.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20099" number:language="en" number:country="US">
      <number:boolean/>
    </number:boolean-style>
    <style:style style:name="ce14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20099">
      <style:table-cell-properties fo:wrap-option="wrap" style:vertical-align="automatic"/>
    </style:style>
    <style:style style:name="ce25" style:family="table-cell" style:parent-style-name="Default" style:data-style-name="N20099"/>
    <style:style style:name="ce30" style:family="table-cell" style:parent-style-name="Default" style:data-style-name="N20099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20099">
      <style:table-cell-properties fo:background-color="transparent"/>
    </style:style>
    <style:style style:name="ce7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3" style:family="table-cell" style:parent-style-name="Default" style:data-style-name="N20099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 style:data-style-name="N20099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5" style:family="table-cell" style:parent-style-name="Default" style:data-style-name="N0">
      <style:table-cell-properties fo:background-color="#9bbb59" fo:wrap-option="wrap" style:vertical-align="automatic"/>
    </style:style>
    <style:style style:name="ce13" style:family="table-cell" style:parent-style-name="Default" style:data-style-name="N2">
      <style:table-cell-properties fo:background-color="#9bbb59"/>
    </style:style>
    <style:style style:name="ce24" style:family="table-cell" style:parent-style-name="Default" style:data-style-name="N2">
      <style:table-cell-properties fo:border-bottom="none" fo:background-color="#9bbb59" fo:border-left="none" fo:border-right="none" fo:border-top="0.06pt solid #000000"/>
    </style:style>
    <style:style style:name="ce22" style:family="table-cell" style:parent-style-name="Default" style:data-style-name="N0">
      <style:table-cell-properties fo:border-bottom="none" fo:background-color="#9bbb59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9bbb59"/>
    </style:style>
    <style:style style:name="ce27" style:family="table-cell" style:parent-style-name="Default" style:data-style-name="N107">
      <style:table-cell-properties fo:background-color="#9bbb59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07">
      <style:table-cell-properties fo:border-bottom="none" fo:background-color="#9bbb59" fo:border-left="none" fo:border-right="none" fo:border-top="0.06pt solid #000000"/>
    </style:style>
    <style:style style:name="ce29" style:family="table-cell" style:parent-style-name="Default" style:data-style-name="N107">
      <style:table-cell-properties fo:border-bottom="0.06pt solid #000000" fo:background-color="#9bbb59" fo:border-left="none" fo:border-right="none" fo:border-top="none"/>
    </style:style>
    <style:style style:name="ce12" style:family="table-cell" style:parent-style-name="Default" style:data-style-name="N107"/>
    <style:style style:name="ce16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61"/>
    <style:style style:name="ce17" style:family="table-cell" style:parent-style-name="Default" style:data-style-name="N6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ce25"/>
        <table:table-column table:style-name="co1" table:number-columns-repeated="4" table:default-cell-style-name="ce1"/>
        <table:table-column table:style-name="co1" table:number-columns-repeated="2" table:default-cell-style-name="ce25"/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91" table:default-cell-style-name="ce1"/>
        <table:table-row table:style-name="ro1">
          <table:table-cell table:style-name="ce14" office:value-type="string" calcext:value-type="string">
            <text:p>hid</text:p>
          </table:table-cell>
          <table:table-cell table:style-name="ce14" office:value-type="string" calcext:value-type="string">
            <text:p>tu_id</text:p>
          </table:table-cell>
          <table:table-cell table:style-name="ce14" office:value-type="string" calcext:value-type="string">
            <text:p>pid</text:p>
          </table:table-cell>
          <table:table-cell table:style-name="ce23" office:value-type="string" calcext:value-type="string">
            <text:p>head_tu</text:p>
          </table:table-cell>
          <table:table-cell table:style-name="ce23" office:value-type="string" calcext:value-type="string">
            <text:p>child</text:p>
          </table:table-cell>
          <table:table-cell table:style-name="ce14" office:value-type="string" calcext:value-type="string">
            <text:p>age</text:p>
          </table:table-cell>
          <table:table-cell table:style-name="ce14" office:value-type="string" calcext:value-type="string">
            <text:p>miete</text:p>
          </table:table-cell>
          <table:table-cell table:style-name="ce14" office:value-type="string" calcext:value-type="string">
            <text:p>heizkost</text:p>
          </table:table-cell>
          <table:table-cell table:style-name="ce14" office:value-type="string" calcext:value-type="string">
            <text:p>wohnfl</text:p>
          </table:table-cell>
          <table:table-cell table:style-name="ce23" office:value-type="string" calcext:value-type="string">
            <text:p>eigentum</text:p>
          </table:table-cell>
          <table:table-cell table:style-name="ce23" office:value-type="string" calcext:value-type="string">
            <text:p>alleinerz</text:p>
          </table:table-cell>
          <table:table-cell table:style-name="ce14" office:value-type="string" calcext:value-type="string">
            <text:p>m_wage</text:p>
          </table:table-cell>
          <table:table-cell table:style-name="ce14" office:value-type="string" calcext:value-type="string">
            <text:p>m_pensions</text:p>
          </table:table-cell>
          <table:table-cell table:style-name="ce14" office:value-type="string" calcext:value-type="string">
            <text:p>m_kapinc</text:p>
          </table:table-cell>
          <table:table-cell table:style-name="ce14" office:value-type="string" calcext:value-type="string">
            <text:p>m_alg1</text:p>
          </table:table-cell>
          <table:table-cell table:style-name="ce14" office:value-type="string" calcext:value-type="string">
            <text:p>m_transfers</text:p>
          </table:table-cell>
          <table:table-cell table:style-name="ce14" office:value-type="string" calcext:value-type="string">
            <text:p>m_self</text:p>
          </table:table-cell>
          <table:table-cell table:style-name="ce14" office:value-type="string" calcext:value-type="string">
            <text:p>m_vermiet</text:p>
          </table:table-cell>
          <table:table-cell table:style-name="ce14" office:value-type="string" calcext:value-type="string">
            <text:p>incometax</text:p>
          </table:table-cell>
          <table:table-cell table:style-name="ce14" office:value-type="string" calcext:value-type="string">
            <text:p>soli</text:p>
          </table:table-cell>
          <table:table-cell table:style-name="ce14" office:value-type="string" calcext:value-type="string">
            <text:p>svbeit</text:p>
          </table:table-cell>
          <table:table-cell table:style-name="ce14" office:value-type="string" calcext:value-type="string">
            <text:p>kindergeld_hh</text:p>
          </table:table-cell>
          <table:table-cell table:style-name="ce14" office:value-type="string" calcext:value-type="string">
            <text:p>uhv</text:p>
          </table:table-cell>
          <table:table-cell table:style-name="ce14" office:value-type="string" calcext:value-type="string">
            <text:p>hh_wealth</text:p>
          </table:table-cell>
          <table:table-cell table:style-name="ce14" office:value-type="string" calcext:value-type="string">
            <text:p>year</text:p>
          </table:table-cell>
          <table:table-cell table:style-name="ce15" office:value-type="string" calcext:value-type="string">
            <text:p>ar_base_alg2_ek</text:p>
          </table:table-cell>
          <table:table-cell table:style-name="ce15" office:value-type="string" calcext:value-type="string">
            <text:p>ar_alg2_ek_hh</text:p>
          </table:table-cell>
          <table:table-cell table:style-name="ce15" office:value-type="string" calcext:value-type="string">
            <text:p>ar_alg2_ek</text:p>
          </table:table-cell>
          <table:table-cell table:style-name="ce14" office:value-type="string" calcext:value-type="string">
            <text:p>mehrbed</text:p>
          </table:table-cell>
          <table:table-cell table:style-name="ce14" office:value-type="string" calcext:value-type="string">
            <text:p>regelsatz</text:p>
          </table:table-cell>
          <table:table-cell table:style-name="ce14" office:value-type="string" calcext:value-type="string">
            <text:p>alg2_kdu</text:p>
          </table:table-cell>
          <table:table-cell table:style-name="ce15" office:value-type="string" calcext:value-type="string">
            <text:p>regelbedarf</text:p>
          </table:table-cell>
          <table:table-cell table:style-name="ce14" office:value-type="string" calcext:value-type="string">
            <text:p>alg2_ek</text:p>
          </table:table-cell>
          <table:table-cell table:style-name="ce14" office:value-type="string" calcext:value-type="string">
            <text:p>ekanrefrei</text:p>
          </table:table-cell>
          <table:table-cell table:style-name="ce14" office:value-type="string" calcext:value-type="string">
            <text:p>vermfreibetr</text:p>
          </table:table-cell>
          <table:table-cell table:style-name="ce14" office:value-type="string" calcext:value-type="string">
            <text:p>maxvermfb</text:p>
          </table:table-cell>
          <table:table-cell table:style-name="ce14" office:value-type="string" calcext:value-type="string">
            <text:p>cost_per_sqm</text:p>
          </table:table-cell>
          <table:table-cell table:style-name="ce14" office:value-type="string" calcext:value-type="string">
            <text:p>wohnfl_just</text:p>
          </table:table-cell>
          <table:table-cell table:style-name="ce14" office:value-type="string" calcext:value-type="string">
            <text:p>hhsize</text:p>
          </table:table-cell>
          <table:table-cell table:number-columns-repeated="985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[.AA2]+[.V2]" office:value-type="float" office:value="650" calcext:value-type="float">
            <text:p>650,00</text:p>
          </table:table-cell>
          <table:table-cell table:style-name="ce2" office:value-type="float" office:value="460" calcext:value-type="float">
            <text:p>460</text:p>
          </table:table-cell>
          <table:table-cell table:style-name="ce27" table:formula="of:=[.$AG2]-[.$AH2]" office:value-type="float" office:value="400" calcext:value-type="float">
            <text:p>400,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2]*[.AL2]" office:value-type="float" office:value="750" calcext:value-type="float">
            <text:p>750,00</text:p>
          </table:table-cell>
          <table:table-cell table:style-name="ce27" table:formula="of:=[.AD2]+[.AE2]" office:value-type="float" office:value="1715" calcext:value-type="float">
            <text:p>1715,0</text:p>
          </table:table-cell>
          <table:table-cell table:style-name="ce12" table:formula="of:=[.L2]-[.S2]-[.T2]-[.U2]" office:value-type="float" office:value="680" calcext:value-type="float">
            <text:p>680,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9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[.AA3]+[.V3]" office:value-type="float" office:value="650" calcext:value-type="float">
            <text:p>650,00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3]*[.AL3]" office:value-type="float" office:value="750" calcext:value-type="float">
            <text:p>750,00</text:p>
          </table:table-cell>
          <table:table-cell table:style-name="ce27" table:formula="of:=[.AD3]+[.AE3]" office:value-type="float" office:value="1715" calcext:value-type="float">
            <text:p>1715,0</text:p>
          </table:table-cell>
          <table:table-cell table:style-name="ce12" table:formula="of:=[.L3]-[.S3]-[.T3]-[.U3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9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[.AA4]+[.V4]" office:value-type="float" office:value="650" calcext:value-type="float">
            <text:p>650,00</text:p>
          </table:table-cell>
          <table:table-cell table:style-name="ce2" office:value-type="float" office:value="460" calcext:value-type="float">
            <text:p>460</text:p>
          </table:table-cell>
          <table:table-cell table:style-name="ce2" table:formula="of:=[.$AG4]-[.$AH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4]*[.AL4]" office:value-type="float" office:value="750" calcext:value-type="float">
            <text:p>750,00</text:p>
          </table:table-cell>
          <table:table-cell table:style-name="ce27" table:formula="of:=[.AD4]+[.AE4]" office:value-type="float" office:value="1715" calcext:value-type="float">
            <text:p>1715,0</text:p>
          </table:table-cell>
          <table:table-cell table:style-name="ce12" office:value-type="float" office:value="160" calcext:value-type="float">
            <text:p>160,0</text:p>
          </table:table-cell>
          <table:table-cell office:value-type="float" office:value="100" calcext:value-type="float">
            <text:p>100</text:p>
          </table:table-cell>
          <table:table-cell table:style-name="ce10"/>
          <table:table-cell table:style-name="ce19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0.055*[.S5]" office:value-type="float" office:value="0" calcext:value-type="float">
            <text:p>0</text:p>
          </table:table-cell>
          <table:table-cell table:style-name="ce3" table:formula="of:=0.2*[.L5]" office:value-type="float" office:value="160" calcext:value-type="float">
            <text:p>1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013</text:p>
          </table:table-cell>
          <table:table-cell table:style-name="ce24" table:formula="of:=[.AA5]+[.V5]" office:value-type="float" office:value="500" calcext:value-type="float">
            <text:p>500,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table:formula="of:=[.$AG5]-[.$AH5]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2*345" office:value-type="float" office:value="690" calcext:value-type="float">
            <text:p>690</text:p>
          </table:table-cell>
          <table:table-cell table:style-name="ce11" table:formula="of:=[.AK5]*[.AL5]" office:value-type="float" office:value="480" calcext:value-type="float">
            <text:p>480,00</text:p>
          </table:table-cell>
          <table:table-cell table:style-name="ce28" table:formula="of:=[.AD5]+[.AE5]" office:value-type="float" office:value="1170" calcext:value-type="float">
            <text:p>1170,0</text:p>
          </table:table-cell>
          <table:table-cell table:style-name="ce16" table:formula="of:=[.L5]+[.P5]-[.S5]-[.T5]-[.U5]" office:value-type="float" office:value="740" calcext:value-type="float">
            <text:p>740,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1"/>
          <table:table-cell table:style-name="ce9"/>
          <table:table-cell table:style-name="ce9" table:formula="of:=MIN(10;([.G5]+[.H5])/[.I5])" office:value-type="float" office:value="6.85714285714286" calcext:value-type="float">
            <text:p>6,85714285714286</text:p>
          </table:table-cell>
          <table:table-cell table:style-name="ce9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26" office:value-type="float" office:value="40" calcext:value-type="float">
            <text:p>4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table:formula="of:=0.055*[.S6]" office:value-type="float" office:value="0" calcext:value-type="float">
            <text:p>0</text:p>
          </table:table-cell>
          <table:table-cell table:style-name="ce26" table:formula="of:=0.2*[.L6]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013" calcext:value-type="float">
            <text:p>2013</text:p>
          </table:table-cell>
          <table:table-cell table:style-name="ce13" table:formula="of:=[.AA6]+[.V6]" office:value-type="float" office:value="500" calcext:value-type="float">
            <text:p>500,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2*345" office:value-type="float" office:value="690" calcext:value-type="float">
            <text:p>690</text:p>
          </table:table-cell>
          <table:table-cell table:style-name="ce10" table:formula="of:=[.AK6]*[.AL6]" office:value-type="float" office:value="480" calcext:value-type="float">
            <text:p>480,00</text:p>
          </table:table-cell>
          <table:table-cell table:style-name="ce29" table:formula="of:=[.AD6]+[.AE6]" office:value-type="float" office:value="1170" calcext:value-type="float">
            <text:p>1170,0</text:p>
          </table:table-cell>
          <table:table-cell table:style-name="ce20" table:formula="of:=[.L6]-[.S6]-[.T6]-[.U6]" office:value-type="float" office:value="0" calcext:value-type="float">
            <text:p>0,0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7"/>
          <table:table-cell table:style-name="ce7" table:formula="of:=MIN(10;([.G6]+[.H6])/[.I6])" office:value-type="float" office:value="6.85714285714286" calcext:value-type="float">
            <text:p>6,85714285714286</text:p>
          </table:table-cell>
          <table:table-cell table:style-name="ce7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8" calcext:value-type="float">
            <text:p>58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0.055*[.S7]" office:value-type="float" office:value="5.5" calcext:value-type="float">
            <text:p>5,5</text:p>
          </table:table-cell>
          <table:table-cell table:style-name="ce3" table:formula="of:=0.2*[.L7]" office:value-type="float" office:value="200" calcext:value-type="float">
            <text:p>200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009</text:p>
          </table:table-cell>
          <table:table-cell table:style-name="ce24" table:formula="of:=[.AA7]+[.V7]" office:value-type="float" office:value="848.5" calcext:value-type="float">
            <text:p>848,50</text:p>
          </table:table-cell>
          <table:table-cell table:style-name="ce22" office:value-type="float" office:value="684.5" calcext:value-type="float">
            <text:p>684,5</text:p>
          </table:table-cell>
          <table:table-cell table:style-name="ce22" table:formula="of:=[.$AG7]-[.$AH7]" office:value-type="float" office:value="684.5" calcext:value-type="float">
            <text:p>684,5</text:p>
          </table:table-cell>
          <table:table-cell table:style-name="ce3" table:formula="of:=MAX(0.12*[.K7];0.36)" office:value-type="float" office:value="0.36" calcext:value-type="float">
            <text:p>0,36</text:p>
          </table:table-cell>
          <table:table-cell table:style-name="ce3" table:formula="of:=(1+[.AC7])*359+(0.6*359)" office:value-type="float" office:value="703.64" calcext:value-type="float">
            <text:p>703,64</text:p>
          </table:table-cell>
          <table:table-cell table:style-name="ce11" table:formula="of:=[.AK7]*[.AL7]" office:value-type="float" office:value="480" calcext:value-type="float">
            <text:p>480,00</text:p>
          </table:table-cell>
          <table:table-cell table:style-name="ce28" table:formula="of:=[.AD7]+[.AE7]" office:value-type="float" office:value="1183.64" calcext:value-type="float">
            <text:p>1183,6</text:p>
          </table:table-cell>
          <table:table-cell table:style-name="ce16" table:formula="of:=[.L7]+[.P7]-[.S7]-[.T7]-[.U7]" office:value-type="float" office:value="944.5" calcext:value-type="float">
            <text:p>944,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1"/>
          <table:table-cell table:style-name="ce9"/>
          <table:table-cell table:style-name="ce9" table:formula="of:=MIN(10;([.G7]+[.H7])/[.I7])" office:value-type="float" office:value="8.27586206896552" calcext:value-type="float">
            <text:p>8,27586206896552</text:p>
          </table:table-cell>
          <table:table-cell table:style-name="ce9" table:formula="of:=MIN(45+([.AM7]-1)*15;[.I7])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58" calcext:value-type="float">
            <text:p>58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055*[.S8]" office:value-type="float" office:value="0" calcext:value-type="float">
            <text:p>0</text:p>
          </table:table-cell>
          <table:table-cell table:style-name="ce26" table:formula="of:=0.2*[.L8]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009" calcext:value-type="float">
            <text:p>2009</text:p>
          </table:table-cell>
          <table:table-cell table:style-name="ce13" table:formula="of:=[.AA8]+[.V8]" office:value-type="float" office:value="848.5" calcext:value-type="float">
            <text:p>848,50</text:p>
          </table:table-cell>
          <table:table-cell table:style-name="ce2" office:value-type="float" office:value="684.5" calcext:value-type="float">
            <text:p>684,5</text:p>
          </table:table-cell>
          <table:table-cell table:style-name="ce2" table:formula="of:=[.$AG8]-[.$AH8]" office:value-type="float" office:value="0" calcext:value-type="float">
            <text:p>0</text:p>
          </table:table-cell>
          <table:table-cell table:style-name="ce3" table:formula="of:=MAX(0.12*[.K8];0.36)" office:value-type="float" office:value="0.36" calcext:value-type="float">
            <text:p>0,36</text:p>
          </table:table-cell>
          <table:table-cell table:style-name="ce8" table:formula="of:=(1+[.AC8])*359+(0.6*359)" office:value-type="float" office:value="703.64" calcext:value-type="float">
            <text:p>703,64</text:p>
          </table:table-cell>
          <table:table-cell table:style-name="ce10" table:formula="of:=[.AK8]*[.AL8]" office:value-type="float" office:value="480" calcext:value-type="float">
            <text:p>480,00</text:p>
          </table:table-cell>
          <table:table-cell table:style-name="ce27" table:formula="of:=[.AD8]+[.AE8]" office:value-type="float" office:value="1183.64" calcext:value-type="float">
            <text:p>1183,6</text:p>
          </table:table-cell>
          <table:table-cell table:style-name="ce12" table:formula="of:=[.L8]-[.S8]-[.T8]-[.U8]" office:value-type="float" office:value="0" calcext:value-type="float">
            <text:p>0,0</text:p>
          </table:table-cell>
          <table:table-cell table:style-name="ce26" office:value-type="float" office:value="0" calcext:value-type="float">
            <text:p>0</text:p>
          </table:table-cell>
          <table:table-cell table:style-name="ce10"/>
          <table:table-cell table:style-name="ce26"/>
          <table:table-cell table:style-name="ce26" table:formula="of:=MIN(10;([.G8]+[.H8])/[.I8])" office:value-type="float" office:value="8.27586206896552" calcext:value-type="float">
            <text:p>8,27586206896552</text:p>
          </table:table-cell>
          <table:table-cell table:style-name="ce9" table:formula="of:=MIN(45+([.AM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0" office:value-type="boolean" office:boolean-value="false" calcext:value-type="boolean">
            <text:p>FALSE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table:formula="of:=0.055*[.S9]" office:value-type="float" office:value="0" calcext:value-type="float">
            <text:p>0</text:p>
          </table:table-cell>
          <table:table-cell table:style-name="ce3" table:formula="of:=0.2*[.L9]" office:value-type="float" office:value="0" calcext:value-type="float">
            <text:p>0</text:p>
          </table:table-cell>
          <table:table-cell table:style-name="ce3" table:formula="of:=3*154" office:value-type="float" office:value="462" calcext:value-type="float">
            <text:p>4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006</text:p>
          </table:table-cell>
          <table:table-cell table:style-name="ce24" table:formula="of:=[.AA9]+[.V9]" office:value-type="float" office:value="462" calcext:value-type="float">
            <text:p>462,0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$AG9]-[.$AH9]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345*0.9*2+345*0.6+345*0.7*2" office:value-type="float" office:value="1311" calcext:value-type="float">
            <text:p>1311</text:p>
          </table:table-cell>
          <table:table-cell table:style-name="ce11" table:formula="of:=[.AK9]*[.AL9]" office:value-type="float" office:value="925.909090909091" calcext:value-type="float">
            <text:p>925,91</text:p>
          </table:table-cell>
          <table:table-cell table:style-name="ce28" table:formula="of:=[.AD9]+[.AE9]" office:value-type="float" office:value="2236.90909090909" calcext:value-type="float">
            <text:p>2236,9</text:p>
          </table:table-cell>
          <table:table-cell table:style-name="ce16" table:formula="of:=[.L9]-[.S9]-[.T9]-[.U9]" office:value-type="float" office:value="0" calcext:value-type="float">
            <text:p>0,0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style-name="ce17"/>
          <table:table-cell table:style-name="ce9" table:formula="of:=MIN(10;([.G9]+[.H9])/[.I9])" office:value-type="float" office:value="8.81818181818182" calcext:value-type="float">
            <text:p>8,81818181818182</text:p>
          </table:table-cell>
          <table:table-cell table:style-name="ce9" table:formula="of:=MIN(45+([.AM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float" office:value="110" calcext:value-type="float">
            <text:p>110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055*[.S10]" office:value-type="float" office:value="0" calcext:value-type="float">
            <text:p>0</text:p>
          </table:table-cell>
          <table:table-cell table:style-name="ce26" table:formula="of:=0.2*[.L10]" office:value-type="float" office:value="0" calcext:value-type="float">
            <text:p>0</text:p>
          </table:table-cell>
          <table:table-cell table:style-name="ce26" table:formula="of:=3*154" office:value-type="float" office:value="462" calcext:value-type="float">
            <text:p>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[.AA10]+[.V10]" office:value-type="float" office:value="462" calcext:value-type="float">
            <text:p>462,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345*0.9*2+345*0.6+345*0.7*2" office:value-type="float" office:value="1311" calcext:value-type="float">
            <text:p>1311</text:p>
          </table:table-cell>
          <table:table-cell table:style-name="ce10" table:formula="of:=[.AK10]*[.AL10]" office:value-type="float" office:value="925.909090909091" calcext:value-type="float">
            <text:p>925,91</text:p>
          </table:table-cell>
          <table:table-cell table:style-name="ce27" table:formula="of:=[.AD10]+[.AE10]" office:value-type="float" office:value="2236.90909090909" calcext:value-type="float">
            <text:p>2236,9</text:p>
          </table:table-cell>
          <table:table-cell table:style-name="ce12" table:formula="of:=[.L10]-[.S10]-[.T10]-[.U10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6" table:formula="of:=MIN(10;([.G10]+[.H10])/[.I10])" office:value-type="float" office:value="8.81818181818182" calcext:value-type="float">
            <text:p>8,81818181818182</text:p>
          </table:table-cell>
          <table:table-cell table:style-name="ce9" table:formula="of:=MIN(45+([.AM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float" office:value="110" calcext:value-type="float">
            <text:p>110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055*[.S11]" office:value-type="float" office:value="0" calcext:value-type="float">
            <text:p>0</text:p>
          </table:table-cell>
          <table:table-cell table:style-name="ce26" table:formula="of:=0.2*[.L11]" office:value-type="float" office:value="0" calcext:value-type="float">
            <text:p>0</text:p>
          </table:table-cell>
          <table:table-cell table:style-name="ce26" table:formula="of:=3*154" office:value-type="float" office:value="462" calcext:value-type="float">
            <text:p>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[.AA11]+[.V11]" office:value-type="float" office:value="462" calcext:value-type="float">
            <text:p>462,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formula="of:=345*0.9*2+345*0.6+345*0.7*2" office:value-type="float" office:value="1311" calcext:value-type="float">
            <text:p>1311</text:p>
          </table:table-cell>
          <table:table-cell table:style-name="ce10" table:formula="of:=[.AK11]*[.AL11]" office:value-type="float" office:value="925.909090909091" calcext:value-type="float">
            <text:p>925,91</text:p>
          </table:table-cell>
          <table:table-cell table:style-name="ce27" table:formula="of:=[.AD11]+[.AE11]" office:value-type="float" office:value="2236.90909090909" calcext:value-type="float">
            <text:p>2236,9</text:p>
          </table:table-cell>
          <table:table-cell table:style-name="ce12" table:formula="of:=[.L11]-[.S11]-[.T11]-[.U11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6" table:formula="of:=MIN(10;([.G11]+[.H11])/[.I11])" office:value-type="float" office:value="8.81818181818182" calcext:value-type="float">
            <text:p>8,81818181818182</text:p>
          </table:table-cell>
          <table:table-cell table:style-name="ce9" table:formula="of:=MIN(45+([.AM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float" office:value="110" calcext:value-type="float">
            <text:p>110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055*[.S12]" office:value-type="float" office:value="0" calcext:value-type="float">
            <text:p>0</text:p>
          </table:table-cell>
          <table:table-cell table:style-name="ce26" table:formula="of:=0.2*[.L12]" office:value-type="float" office:value="0" calcext:value-type="float">
            <text:p>0</text:p>
          </table:table-cell>
          <table:table-cell table:style-name="ce26" table:formula="of:=3*154" office:value-type="float" office:value="462" calcext:value-type="float">
            <text:p>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[.AA12]+[.V12]" office:value-type="float" office:value="462" calcext:value-type="float">
            <text:p>462,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AG12]-[.$AH12]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345*0.9*2+345*0.6+345*0.7*2" office:value-type="float" office:value="1311" calcext:value-type="float">
            <text:p>1311</text:p>
          </table:table-cell>
          <table:table-cell table:style-name="ce10" table:formula="of:=[.AK12]*[.AL12]" office:value-type="float" office:value="925.909090909091" calcext:value-type="float">
            <text:p>925,91</text:p>
          </table:table-cell>
          <table:table-cell table:style-name="ce27" table:formula="of:=[.AD12]+[.AE12]" office:value-type="float" office:value="2236.90909090909" calcext:value-type="float">
            <text:p>2236,9</text:p>
          </table:table-cell>
          <table:table-cell table:style-name="ce12" table:formula="of:=[.L12]-[.S12]-[.T12]-[.U12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6" table:formula="of:=MIN(10;([.G12]+[.H12])/[.I12])" office:value-type="float" office:value="8.81818181818182" calcext:value-type="float">
            <text:p>8,81818181818182</text:p>
          </table:table-cell>
          <table:table-cell table:style-name="ce9" table:formula="of:=MIN(45+([.AM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,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float" office:value="110" calcext:value-type="float">
            <text:p>110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055*[.S13]" office:value-type="float" office:value="0" calcext:value-type="float">
            <text:p>0</text:p>
          </table:table-cell>
          <table:table-cell table:style-name="ce26" table:formula="of:=0.2*[.L13]" office:value-type="float" office:value="0" calcext:value-type="float">
            <text:p>0</text:p>
          </table:table-cell>
          <table:table-cell table:style-name="ce26" table:formula="of:=3*154" office:value-type="float" office:value="462" calcext:value-type="float">
            <text:p>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[.AA13]+[.V13]" office:value-type="float" office:value="462" calcext:value-type="float">
            <text:p>462,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AG13]-[.$AH13]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345*0.9*2+345*0.6+345*0.7*2" office:value-type="float" office:value="1311" calcext:value-type="float">
            <text:p>1311</text:p>
          </table:table-cell>
          <table:table-cell table:style-name="ce10" table:formula="of:=[.AK13]*[.AL13]" office:value-type="float" office:value="925.909090909091" calcext:value-type="float">
            <text:p>925,91</text:p>
          </table:table-cell>
          <table:table-cell table:style-name="ce27" table:formula="of:=[.AD13]+[.AE13]" office:value-type="float" office:value="2236.90909090909" calcext:value-type="float">
            <text:p>2236,9</text:p>
          </table:table-cell>
          <table:table-cell table:style-name="ce12" table:formula="of:=[.L13]-[.S13]-[.T13]-[.U13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6" table:formula="of:=MIN(10;([.G13]+[.H13])/[.I13])" office:value-type="float" office:value="8.81818181818182" calcext:value-type="float">
            <text:p>8,81818181818182</text:p>
          </table:table-cell>
          <table:table-cell table:style-name="ce9" table:formula="of:=MIN(45+([.AM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0" office:value-type="boolean" office:boolean-value="false" calcext:value-type="boolean">
            <text:p>FALSE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0.055*[.S14]" office:value-type="float" office:value="11" calcext:value-type="float">
            <text:p>11</text:p>
          </table:table-cell>
          <table:table-cell table:style-name="ce3" table:formula="of:=0.2*[.L14]" office:value-type="float" office:value="340" calcext:value-type="float">
            <text:p>3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11" calcext:value-type="float">
            <text:p>2011</text:p>
          </table:table-cell>
          <table:table-cell table:style-name="ce22" table:formula="of:=[.AA14]+[.V14]" office:value-type="float" office:value="1289" calcext:value-type="float">
            <text:p>1289</text:p>
          </table:table-cell>
          <table:table-cell table:style-name="ce22" table:formula="of:=[.AB14]+[.AB16]" office:value-type="float" office:value="1289" calcext:value-type="float">
            <text:p>1289</text:p>
          </table:table-cell>
          <table:table-cell table:style-name="ce22" table:formula="of:=[.$AG14]-[.$AH14]" office:value-type="float" office:value="849" calcext:value-type="float">
            <text:p>84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2*328+291" office:value-type="float" office:value="947" calcext:value-type="float">
            <text:p>947</text:p>
          </table:table-cell>
          <table:table-cell table:style-name="ce11" table:formula="of:=[.AK14]*[.AL14]" office:value-type="float" office:value="592.857142857143" calcext:value-type="float">
            <text:p>592,86</text:p>
          </table:table-cell>
          <table:table-cell table:style-name="ce28" table:formula="of:=[.AD14]+[.AE14]" office:value-type="float" office:value="1539.85714285714" calcext:value-type="float">
            <text:p>1539,9</text:p>
          </table:table-cell>
          <table:table-cell table:style-name="ce3" table:formula="of:=[.L14]-[.S14]-[.T14]-[.U14]" office:value-type="float" office:value="1149" calcext:value-type="float">
            <text:p>1149</text:p>
          </table:table-cell>
          <table:table-cell table:formula="of:=100+0.2*900+0.1*200" office:value-type="float" office:value="300" calcext:value-type="float">
            <text:p>30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,90476190476191</text:p>
          </table:table-cell>
          <table:table-cell table:style-name="ce9" table:formula="of:=MIN(45+([.AM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31" office:value-type="boolean" office:boolean-value="false" calcext:value-type="boolean">
            <text:p>FALSE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float" office:value="105" calcext:value-type="float">
            <text:p>105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26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float" office:value="2011" calcext:value-type="float">
            <text:p>2011</text:p>
          </table:table-cell>
          <table:table-cell table:style-name="ce2" table:formula="of:=[.AA15]+[.V15]" office:value-type="float" office:value="1289" calcext:value-type="float">
            <text:p>1289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table:formula="of:=[.$AG15]-[.$AH15]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2*328+291" office:value-type="float" office:value="947" calcext:value-type="float">
            <text:p>947</text:p>
          </table:table-cell>
          <table:table-cell table:style-name="ce10" table:formula="of:=[.AK15]*[.AL15]" office:value-type="float" office:value="592.857142857143" calcext:value-type="float">
            <text:p>592,86</text:p>
          </table:table-cell>
          <table:table-cell table:style-name="ce27" table:formula="of:=[.AD15]+[.AE15]" office:value-type="float" office:value="1539.85714285714" calcext:value-type="float">
            <text:p>1539,9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,90476190476191</text:p>
          </table:table-cell>
          <table:table-cell table:style-name="ce9" table:formula="of:=MIN(45+([.AM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5" calcext:value-type="float">
            <text:p>15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style-name="ce26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float" office:value="105" calcext:value-type="float">
            <text:p>105</text:p>
          </table:table-cell>
          <table:table-cell table:style-name="ce30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style-name="ce26" office:value-type="float" office:value="800" calcext:value-type="float">
            <text:p>800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" office:value-type="float" office:value="2011" calcext:value-type="float">
            <text:p>2011</text:p>
          </table:table-cell>
          <table:table-cell table:style-name="ce2" table:formula="of:=[.AA16]+[.V16]" office:value-type="float" office:value="1289" calcext:value-type="float">
            <text:p>1289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table:formula="of:=[.$AG16]-[.$AH16]" office:value-type="float" office:value="440" calcext:value-type="float">
            <text:p>44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2*328+291" office:value-type="float" office:value="947" calcext:value-type="float">
            <text:p>947</text:p>
          </table:table-cell>
          <table:table-cell table:style-name="ce10" table:formula="of:=[.AK16]*[.AL16]" office:value-type="float" office:value="592.857142857143" calcext:value-type="float">
            <text:p>592,86</text:p>
          </table:table-cell>
          <table:table-cell table:style-name="ce27" table:formula="of:=[.AD16]+[.AE16]" office:value-type="float" office:value="1539.85714285714" calcext:value-type="float">
            <text:p>1539,9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,90476190476191</text:p>
          </table:table-cell>
          <table:table-cell table:style-name="ce9" table:formula="of:=MIN(45+([.AM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table:formula="of:=0.17*[.L17]" office:value-type="float" office:value="136" calcext:value-type="float">
            <text:p>136</text:p>
          </table:table-cell>
          <table:table-cell table:style-name="ce3" table:formula="of:=2*194" office:value-type="float" office:value="388" calcext:value-type="float">
            <text:p>3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19" calcext:value-type="float">
            <text:p>2019</text:p>
          </table:table-cell>
          <table:table-cell table:style-name="ce2" table:formula="of:=[.AA17]+[.V17]+212+160" office:value-type="float" office:value="1184" calcext:value-type="float">
            <text:p>1184</text:p>
          </table:table-cell>
          <table:table-cell table:style-name="ce22" table:formula="of:=[.AB17]+[.AB19]" office:value-type="float" office:value="424" calcext:value-type="float">
            <text:p>424</text:p>
          </table:table-cell>
          <table:table-cell table:style-name="ce2" table:formula="of:=[.$AG17]-[.$AH17]" office:value-type="float" office:value="424" calcext:value-type="float">
            <text:p>424</text:p>
          </table:table-cell>
          <table:table-cell table:style-name="ce26" office:value-type="float" office:value="0.36" calcext:value-type="float">
            <text:p>0,36</text:p>
          </table:table-cell>
          <table:table-cell table:formula="of:=(1+[.AC17])*424+(245+302)" office:value-type="float" office:value="1123.64" calcext:value-type="float">
            <text:p>1123,64</text:p>
          </table:table-cell>
          <table:table-cell table:style-name="ce10" table:formula="of:=[.AK17]*[.AL17]" office:value-type="float" office:value="518" calcext:value-type="float">
            <text:p>518,00</text:p>
          </table:table-cell>
          <table:table-cell table:style-name="ce27" table:formula="of:=[.AD17]+[.AE17]" office:value-type="float" office:value="1641.64" calcext:value-type="float">
            <text:p>1641,6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1"/>
          <table:table-cell table:style-name="ce3"/>
          <table:table-cell table:style-name="ce3" table:formula="of:=MIN(10;([.G17]+[.H17])/[.I17])" office:value-type="float" office:value="8.63333333333333" calcext:value-type="float">
            <text:p>8,63333333333333</text:p>
          </table:table-cell>
          <table:table-cell table:style-name="ce9" table:formula="of:=MIN(45+([.AM17]-1)*15;[.I17])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85"/>
        </table:table-row>
        <table:table-row table:style-name="ro2"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7" calcext:value-type="float">
            <text:p>17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0" calcext:value-type="float">
            <text:p>60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19" calcext:value-type="float">
            <text:p>2019</text:p>
          </table:table-cell>
          <table:table-cell table:style-name="ce2" table:formula="of:=[.AA18]+[.V18]+212+160" office:value-type="float" office:value="1184" calcext:value-type="float">
            <text:p>1184</text:p>
          </table:table-cell>
          <table:table-cell table:style-name="ce2" office:value-type="float" office:value="424" calcext:value-type="float">
            <text:p>424</text:p>
          </table:table-cell>
          <table:table-cell table:style-name="ce2" table:formula="of:=[.$AG18]-[.$AH18]" office:value-type="float" office:value="0" calcext:value-type="float">
            <text:p>0</text:p>
          </table:table-cell>
          <table:table-cell table:style-name="ce26" office:value-type="float" office:value="0.36" calcext:value-type="float">
            <text:p>0,36</text:p>
          </table:table-cell>
          <table:table-cell table:formula="of:=(1+[.AC18])*424+(245+302)" office:value-type="float" office:value="1123.64" calcext:value-type="float">
            <text:p>1123,64</text:p>
          </table:table-cell>
          <table:table-cell table:style-name="ce10" table:formula="of:=[.AK18]*[.AL18]" office:value-type="float" office:value="518" calcext:value-type="float">
            <text:p>518,00</text:p>
          </table:table-cell>
          <table:table-cell table:style-name="ce27" table:formula="of:=[.AD18]+[.AE18]" office:value-type="float" office:value="1641.64" calcext:value-type="float">
            <text:p>1641,6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,63333333333333</text:p>
          </table:table-cell>
          <table:table-cell table:style-name="ce9" table:formula="of:=MIN(45+([.AM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8" calcext:value-type="float">
            <text:p>18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0" calcext:value-type="float">
            <text:p>60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19" calcext:value-type="float">
            <text:p>2019</text:p>
          </table:table-cell>
          <table:table-cell table:style-name="ce2" table:formula="of:=[.AA19]+[.V19]+212+160" office:value-type="float" office:value="1184" calcext:value-type="float">
            <text:p>1184</text:p>
          </table:table-cell>
          <table:table-cell table:style-name="ce2" office:value-type="float" office:value="424" calcext:value-type="float">
            <text:p>424</text:p>
          </table:table-cell>
          <table:table-cell table:style-name="ce2" table:formula="of:=[.$AG19]-[.$AH19]" office:value-type="float" office:value="0" calcext:value-type="float">
            <text:p>0</text:p>
          </table:table-cell>
          <table:table-cell table:style-name="ce26" office:value-type="float" office:value="0.36" calcext:value-type="float">
            <text:p>0,36</text:p>
          </table:table-cell>
          <table:table-cell table:formula="of:=(1+[.AC19])*424+(245+302)" office:value-type="float" office:value="1123.64" calcext:value-type="float">
            <text:p>1123,64</text:p>
          </table:table-cell>
          <table:table-cell table:style-name="ce10" table:formula="of:=[.AK19]*[.AL19]" office:value-type="float" office:value="518" calcext:value-type="float">
            <text:p>518,00</text:p>
          </table:table-cell>
          <table:table-cell table:style-name="ce27" table:formula="of:=[.AD19]+[.AE19]" office:value-type="float" office:value="1641.64" calcext:value-type="float">
            <text:p>1641,6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,63333333333333</text:p>
          </table:table-cell>
          <table:table-cell table:style-name="ce9" table:formula="of:=MIN(45+([.AM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,0</text:p>
          </table:table-cell>
          <table:table-cell table:number-columns-repeated="985"/>
        </table:table-row>
        <table:table-row table:style-name="ro2"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0" office:value-type="boolean" office:boolean-value="false" calcext:value-type="boolean">
            <text:p>FALS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table:formula="of:=[.X20]/12" office:value-type="float" office:value="66.6666666666667" calcext:value-type="float">
            <text:p>66,6666666666667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010" calcext:value-type="float">
            <text:p>2010</text:p>
          </table:table-cell>
          <table:table-cell table:style-name="ce2" table:formula="of:=[.AA20]+[.V20]" office:value-type="float" office:value="66.6666666666667" calcext:value-type="float">
            <text:p>66,6666666666667</text:p>
          </table:table-cell>
          <table:table-cell table:style-name="ce2" table:formula="of:=[.AB20]+[.AB21]" office:value-type="float" office:value="66.6666666666667" calcext:value-type="float">
            <text:p>66,6666666666667</text:p>
          </table:table-cell>
          <table:table-cell table:style-name="ce2" table:formula="of:=[.$AG20]-[.$AH20]" office:value-type="float" office:value="66.6666666666667" calcext:value-type="float">
            <text:p>66,6666666666667</text:p>
          </table:table-cell>
          <table:table-cell table:style-name="ce26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,2</text:p>
          </table:table-cell>
          <table:table-cell table:style-name="ce10" table:formula="of:=[.AK20]*[.AL20]" office:value-type="float" office:value="400" calcext:value-type="float">
            <text:p>400,00</text:p>
          </table:table-cell>
          <table:table-cell table:style-name="ce27" table:formula="of:=IF([.X20]&gt;[.$AI$20]+[.$AI$21];0;[.AD20]+[.AE20])" office:value-type="float" office:value="1046.2" calcext:value-type="float">
            <text:p>1046,2</text:p>
          </table:table-cell>
          <table:table-cell table:formula="of:=[.N20]+[.L20]-[.S20]-[.T20]-[.U20]" office:value-type="float" office:value="66.6666666666667" calcext:value-type="float">
            <text:p>66,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0]);[.AJ20])" office:value-type="float" office:value="33800" calcext:value-type="float">
            <text:p>33800,00</text:p>
          </table:table-cell>
          <table:table-cell office:value-type="float" office:value="33800" calcext:value-type="float">
            <text:p>33800</text:p>
          </table:table-cell>
          <table:table-cell table:formula="of:=MIN(10;([.G20]+[.H20])/[.I20])" office:value-type="float" office:value="10" calcext:value-type="float">
            <text:p>10</text:p>
          </table:table-cell>
          <table:table-cell table:style-name="ce9" table:formula="of:=MIN(45+([.AM20]-1)*15;[.I2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" table:style-name="ce26" office:value-type="float" office:value="7" calcext:value-type="float">
            <text:p>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31" office:value-type="boolean" office:boolean-value="false" calcext:value-type="boolean">
            <text:p>FALSE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0" calcext:value-type="float">
            <text:p>40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2010" calcext:value-type="float">
            <text:p>2010</text:p>
          </table:table-cell>
          <table:table-cell table:style-name="ce2" table:formula="of:=[.AA21]+[.V21]" office:value-type="float" office:value="66.6666666666667" calcext:value-type="float">
            <text:p>66,6666666666667</text:p>
          </table:table-cell>
          <table:table-cell table:style-name="ce2" table:formula="of:=[.AB21]+[.AB20]" office:value-type="float" office:value="66.6666666666667" calcext:value-type="float">
            <text:p>66,6666666666667</text:p>
          </table:table-cell>
          <table:table-cell table:style-name="ce2" table:formula="of:=[.$AG21]-[.$AH21]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,2</text:p>
          </table:table-cell>
          <table:table-cell table:style-name="ce10" table:formula="of:=[.AK21]*[.AL21]" office:value-type="float" office:value="400" calcext:value-type="float">
            <text:p>400,00</text:p>
          </table:table-cell>
          <table:table-cell table:style-name="ce27" table:formula="of:=IF([.X21]/0.025&gt;[.$AI$20]+[.$AI$21];0;[.AD21]+[.AE21])" office:value-type="float" office:value="1046.2" calcext:value-type="float">
            <text:p>1046,2</text:p>
          </table:table-cell>
          <table:table-cell table:formula="of:=[.N21]+[.L21]-[.S21]-[.T21]-[.U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1]);[.AJ21])" office:value-type="float" office:value="7500" calcext:value-type="float">
            <text:p>7500,00</text:p>
          </table:table-cell>
          <table:table-cell office:value-type="float" office:value="10050" calcext:value-type="float">
            <text:p>10050</text:p>
          </table:table-cell>
          <table:table-cell table:formula="of:=MIN(10;([.G21]+[.H21])/[.I21])" office:value-type="float" office:value="10" calcext:value-type="float">
            <text:p>10</text:p>
          </table:table-cell>
          <table:table-cell table:style-name="ce9" table:formula="of:=MIN(45+([.AM21]-1)*15;[.I2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,0</text:p>
          </table:table-cell>
          <table:table-cell table:number-columns-repeated="985"/>
        </table:table-row>
        <table:table-row table:style-name="ro2">
          <table:table-cell table:number-columns-repeated="28"/>
          <table:table-cell table:style-name="ce26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989"/>
        </table:table-row>
        <table:table-row table:style-name="ro2" table:number-rows-repeated="7">
          <table:table-cell table:number-columns-repeated="31"/>
          <table:table-cell table:style-name="ce10"/>
          <table:table-cell table:number-columns-repeated="2"/>
          <table:table-cell table:style-name="ce10"/>
          <table:table-cell table:number-columns-repeated="98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04T15:53:09.789906373</dc:date>
    <meta:editing-duration>PT1M54S</meta:editing-duration>
    <meta:editing-cycles>1</meta:editing-cycles>
    <meta:document-statistic meta:table-count="1" meta:cell-count="783" meta:object-count="0"/>
  </office:meta>
</office:document-meta>
</file>